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Heading_20_1">
      <style:text-properties officeooo:rsid="0026328f" officeooo:paragraph-rsid="0026328f"/>
    </style:style>
    <style:style style:name="P2" style:family="paragraph" style:parent-style-name="Standard">
      <style:text-properties officeooo:rsid="001e70fe" officeooo:paragraph-rsid="001e70fe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e70fe" officeooo:paragraph-rsid="001e70f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e70fe" officeooo:paragraph-rsid="001e70fe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2077fd" officeooo:paragraph-rsid="002077f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2077fd" officeooo:paragraph-rsid="002077fd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2077fd" officeooo:paragraph-rsid="00221606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221606" officeooo:paragraph-rsid="00221606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221606" officeooo:paragraph-rsid="00221606"/>
    </style:style>
    <style:style style:name="P10" style:family="paragraph" style:parent-style-name="Standard">
      <style:text-properties officeooo:rsid="002781e7" officeooo:paragraph-rsid="002781e7"/>
    </style:style>
    <style:style style:name="T1" style:family="text">
      <style:text-properties officeooo:rsid="001f56ce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f56ce"/>
    </style:style>
    <style:style style:name="T4" style:family="text">
      <style:text-properties style:text-position="0% 100%" officeooo:rsid="002077fd"/>
    </style:style>
    <style:style style:name="T5" style:family="text">
      <style:text-properties style:text-position="0% 100%" officeooo:rsid="00221606"/>
    </style:style>
    <style:style style:name="T6" style:family="text">
      <style:text-properties style:text-position="0% 100%" officeooo:rsid="0023ed21"/>
    </style:style>
    <style:style style:name="T7" style:family="text">
      <style:text-properties officeooo:rsid="002a6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NPS - <text:span text:style-name="T7">Ideas</text:span></text:h>
      <text:p text:style-name="P10"/>
      <text:p text:style-name="P2">1. Relacionar participación en eduación de cada país de la UE (<text:a xlink:type="simple" xlink:href="https://ec.europa.eu/eurostat/web/education-and-training/data/database" text:style-name="Internet_20_link" text:visited-style-name="Visited_20_Internet_20_Link">https://ec.europa.eu/eurostat/web/education-and-training/data/database</text:a>) con:</text:p>
      <text:p text:style-name="P3">- Rendimiento y funding de R&amp;D (<text:a xlink:type="simple" xlink:href="https://ec.europa.eu/eurostat/web/science-technology-innovation/data/database" text:style-name="Internet_20_link" text:visited-style-name="Visited_20_Internet_20_Link">https://ec.europa.eu/eurostat/web/science-technology-innovation/data/database</text:a>)</text:p>
      <text:p text:style-name="P3">- Sueldo (<text:a xlink:type="simple" xlink:href="https://ec.europa.eu/eurostat/web/labour-market/earnings/main-tables" text:style-name="Internet_20_link" text:visited-style-name="Visited_20_Internet_20_Link">https://ec.europa.eu/eurostat/web/labour-market/earnings/main-tables</text:a>)</text:p>
      <text:p text:style-name="P3">- Tasa criminal juvenil (<text:a xlink:type="simple" xlink:href="https://ec.europa.eu/eurostat/web/crime/data/database" text:style-name="Internet_20_link" text:visited-style-name="Visited_20_Internet_20_Link">https://ec.europa.eu/eurostat/web/crime/data/database</text:a>)</text:p>
      <text:p text:style-name="P3">- Paro juvenil (<text:a xlink:type="simple" xlink:href="https://ec.europa.eu/eurostat/web/youth/data/database" text:style-name="Internet_20_link" text:visited-style-name="Visited_20_Internet_20_Link">https://ec.europa.eu/eurostat/web/youth/data/database</text:a>)</text:p>
      <text:p text:style-name="P3"/>
      <text:p text:style-name="P4">2. <text:span text:style-name="T1">Relacionar consumición de tabaco (</text:span><text:a xlink:type="simple" xlink:href="https://ec.europa.eu/eurostat/web/health/data/database" text:style-name="Internet_20_link" text:visited-style-name="Visited_20_Internet_20_Link"><text:span text:style-name="T1">https://ec.europa.eu/eurostat/web/health/data/database</text:span></text:a><text:span text:style-name="T1">)</text:span><text:span text:style-name="T3">:</text:span></text:p>
      <text:p text:style-name="P3"><text:span text:style-name="T3">- Vida saludable (</text:span><text:a xlink:type="simple" xlink:href="https://ec.europa.eu/eurostat/web/health/data/database" text:style-name="Internet_20_link" text:visited-style-name="Visited_20_Internet_20_Link"><text:span text:style-name="T3">https://ec.europa.eu/eurostat/web/health/data/database</text:span></text:a><text:span text:style-name="T3">)</text:span></text:p>
      <text:p text:style-name="P3"><text:span text:style-name="T3">- Condiciones de vida / </text:span><text:span text:style-name="T4">salarios</text:span><text:span text:style-name="T3"> (</text:span><text:a xlink:type="simple" xlink:href="https://ec.europa.eu/eurostat/web/income-and-living-conditions/data/database" text:style-name="Internet_20_link" text:visited-style-name="Visited_20_Internet_20_Link"><text:span text:style-name="T3">https://ec.europa.eu/eurostat/web/income-and-living-conditions/data/database</text:span></text:a><text:span text:style-name="T3">)</text:span></text:p>
      <text:p text:style-name="P3"><text:span text:style-name="T3">- Muertes / </text:span><text:span text:style-name="T4">cancer de pulmón </text:span><text:span text:style-name="T3">[</text:span><text:a xlink:type="simple" xlink:href="https://ec.europa.eu/eurostat/web/health/data/database" text:style-name="Internet_20_link" text:visited-style-name="Visited_20_Internet_20_Link"><text:span text:style-name="T3">https://ec.europa.eu/eurostat/web/health/data/database</text:span></text:a><text:span text:style-name="T3">] (muy obvio)</text:span></text:p>
      <text:p text:style-name="P3"><text:span text:style-name="T3"/></text:p>
      <text:p text:style-name="P7"><text:span text:style-name="T3">3. </text:span><text:span text:style-name="T5">Puede sostener los niveles de agua actuales (</text:span><text:a xlink:type="simple" xlink:href="https://ec.europa.eu/eurostat/web/environment/water" text:style-name="Internet_20_link" text:visited-style-name="Visited_20_Internet_20_Link"><text:span text:style-name="T5">https://ec.europa.eu/eurostat/web/environment/water</text:span></text:a><text:span text:style-name="T5">) a la población de dentro de X años? Teniendo en cuenta:</text:span></text:p>
      <text:p text:style-name="P6"><text:span text:style-name="T5">- Población actual (</text:span><text:a xlink:type="simple" xlink:href="https://ec.europa.eu/eurostat/web/population-demography/demography-population-stock-balance/database" text:style-name="Internet_20_link" text:visited-style-name="Visited_20_Internet_20_Link"><text:span text:style-name="T5">https://ec.europa.eu/eurostat/web/population-demography/demography-population-stock-balance/database</text:span></text:a><text:span text:style-name="T5">), podemos intentar aproximar cómo será el crecimiento futuro teniendo en cuenta otras variables.</text:span></text:p>
      <text:p text:style-name="P6"><text:span text:style-name="T5">- Estimación de población futura (</text:span><text:a xlink:type="simple" xlink:href="https://ec.europa.eu/eurostat/web/population-demography/population-projections/database" text:style-name="Internet_20_link" text:visited-style-name="Visited_20_Internet_20_Link"><text:span text:style-name="T5">https://ec.europa.eu/eurostat/web/population-demography/population-projections/database</text:span></text:a><text:span text:style-name="T5">). Podríamos comparar nuestras estimaciones con las de la UE.</text:span></text:p>
      <text:p text:style-name="P5"><text:span text:style-name="T5"/></text:p>
      <text:p text:style-name="P8"><text:span text:style-name="T2">4. Puede ser posible un futuro con sólo energías renovables dentro de X años? Teniendo en cuenta:</text:span></text:p>
      <text:p text:style-name="P9"><text:span text:style-name="T2">- Niveles de consumición de energía (habría que buscar un dataset que lo indique, no he encontrado ninguno)</text:span></text:p>
      <text:p text:style-name="P9"><text:span text:style-name="T2">- Niveles de producción de energía por las energías renovables (</text:span><text:a xlink:type="simple" xlink:href="https://ec.europa.eu/eurostat/web/energy/data/database" text:style-name="Internet_20_link" text:visited-style-name="Visited_20_Internet_20_Link"><text:span text:style-name="T2">https://ec.europa.eu/eurostat/web/energy/data/database</text:span></text:a><text:span text:style-name="T2">)</text:span></text:p>
      <text:p text:style-name="P9"><text:span text:style-name="T2">- Niveles actuales de producción de energía por fuentes no renovables (</text:span><text:a xlink:type="simple" xlink:href="https://ec.europa.eu/eurostat/web/energy/data/database" text:style-name="Internet_20_link" text:visited-style-name="Visited_20_Internet_20_Link"><text:span text:style-name="T2">https://ec.europa.eu/eurostat/web/energy/data/database</text:span></text:a><text:span text:style-name="T2">), hay muchos datos</text:span></text:p>
      <text:p text:style-name="P9"><text:span text:style-name="T2">- Niveles de energía importada (</text:span><text:a xlink:type="simple" xlink:href="https://ec.europa.eu/eurostat/web/energy/data/database" text:style-name="Internet_20_link" text:visited-style-name="Visited_20_Internet_20_Link"><text:span text:style-name="T2">https://ec.europa.eu/eurostat/web/energy/data/database</text:span></text:a><text:span text:style-name="T2">)</text:span></text:p>
      <text:p text:style-name="P9"><text:span text:style-name="T2">- Crecimiento (y predicción) de fuentes renovables (</text:span><text:a xlink:type="simple" xlink:href="https://ec.europa.eu/eurostat/web/energy/data/database" text:style-name="Internet_20_link" text:visited-style-name="Visited_20_Internet_20_Link"><text:span text:style-name="T2">https://ec.europa.eu/eurostat/web/energy/data/database</text:span></text:a><text:span text:style-name="T2">)</text:span></text:p>
      <text:p text:style-name="P9"><text:span text:style-name="T2">- Niveles de población </text:span><text:span text:style-name="T6">(y predicción)</text:span><text:span text:style-name="T2"> (</text:span><text:a xlink:type="simple" xlink:href="https://ec.europa.eu/eurostat/web/population-demography/demography-population-stock-balance" text:style-name="Internet_20_link" text:visited-style-name="Visited_20_Internet_20_Link"><text:span text:style-name="T2">https://ec.europa.eu/eurostat/web/population-demography/demography-population-stock-balance</text:span></text:a><text:span text:style-name="T2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ime Enríquez</meta:initial-creator>
    <meta:creation-date>2021-10-26T15:40:00.386818571</meta:creation-date>
    <meta:generator>LibreOffice/7.2.1.2$Linux_X86_64 LibreOffice_project/20$Build-2</meta:generator>
    <dc:date>2021-10-27T12:54:51.534871479</dc:date>
    <dc:creator>Jaime Enríquez</dc:creator>
    <meta:editing-duration>PT37M3S</meta:editing-duration>
    <meta:editing-cycles>9</meta:editing-cycles>
    <meta:document-statistic meta:table-count="0" meta:image-count="0" meta:object-count="0" meta:page-count="1" meta:paragraph-count="20" meta:word-count="196" meta:character-count="2218" meta:non-whitespace-character-count="2042"/>
  </office:meta>
</office:document-meta>
</file>